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12.444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1.214cm" fo:break-before="auto" style:use-optimal-row-height="true"/>
    </style:style>
    <style:style style:name="ro9"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style-name="gr1"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NoSQL databases</text:p>
          </table:table-cell>
          <table:table-cell office:value-type="string" calcext:value-type="string">
            <text:p>https://bluexp.netapp.com/blog/cvo-blg-elasticsearch-vs-mongodb-6-key-differences</text:p>
          </table:table-cell>
          <table:table-cell table:number-columns-repeated="3"/>
        </table:table-row>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Preregistration OSF : embargo</text:p>
          </table:table-cell>
          <table:table-cell office:value-type="string" calcext:value-type="string">
            <text:p>https://help.osf.io/article/151-end-an-embargo-early?utm_source=osfgenearl_enl&amp;utm_medium=email&amp;utm_campaign=tipstricks_june</text:p>
          </table:table-cell>
          <table:table-cell table:number-columns-repeated="7"/>
        </table:table-row>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office:forms form:automatic-focus="false" form:apply-design-mode="false"/>
        <table:table-column table:style-name="co80" table:default-cell-style-name="ce30"/>
        <table:table-column table:style-name="co2" table:number-columns-repeated="4" table:default-cell-style-name="Default"/>
        <table:table-row table:style-name="ro1">
          <table:table-cell table:number-columns-repeated="5"/>
        </table:table-row>
        <table:table-row table:style-name="ro8">
          <table:table-cell office:value-type="string" calcext:value-type="string">
            <text:p>R pb install vroom after bump to 4.4 (// broken R4.4 install on ubuntu 20.04, then upgrade to 22 and 24)</text:p>
          </table:table-cell>
          <table:table-cell office:value-type="string" calcext:value-type="string">
            <text:p><text:a xlink:href="https://github.com/tidyverse/vroom/issues/538#issuecomment-2090548596" xlink:type="simple">https://github.com/tidyverse/vroom/issues/538#issuecomment-2090548596</text:a></text:p>
          </table:table-cell>
          <table:table-cell table:number-columns-repeated="3"/>
        </table:table-row>
        <table:table-row table:style-name="ro1">
          <table:table-cell table:number-columns-repeated="5"/>
        </table:table-row>
        <table:table-row table:style-name="ro1">
          <table:table-cell office:value-type="string" calcext:value-type="string">
            <text:p>R unset proxy install packages → ?</text:p>
          </table:table-cell>
          <table:table-cell table:number-columns-repeated="4"/>
        </table:table-row>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row table:style-name="ro1" table:number-rows-repeated="1048561">
          <table:table-cell table:number-columns-repeated="5"/>
        </table:table-row>
        <table:table-row table:style-name="ro1">
          <table:table-cell table:number-columns-repeated="5"/>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9">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git clone https remove proxy</text:p>
          </table:table-cell>
          <table:table-cell office:value-type="string" calcext:value-type="string">
            <text:p><text:a xlink:href="https://stackoverflow.com/questions/32268986/git-how-to-remove-proxy" xlink:type="simple">https://stackoverflow.com/questions/32268986/git-how-to-remove-proxy</text:a></text:p>
          </table:table-cell>
          <table:table-cell table:number-columns-repeated="2"/>
        </table:table-row>
        <table:table-row table:style-name="ro1">
          <table:table-cell table:number-columns-repeated="4"/>
        </table:table-row>
        <table:table-row table:style-name="ro1">
          <table:table-cell office:value-type="string" calcext:value-type="string">
            <text:p>reinstall firefox deb over snap (snap failing in 24.04)</text:p>
          </table:table-cell>
          <table:table-cell office:value-type="string" calcext:value-type="string">
            <text:p>https://www.omgubuntu.co.uk/2022/04/how-to-install-firefox-deb-apt-ubuntu-22-04</text:p>
          </table:table-cell>
          <table:table-cell table:number-columns-repeated="2"/>
        </table:table-row>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Arial Unicode MS" style:font-family-asian="'Arial Unicode MS'"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4">00/00/0000</text:date>, <text:time style:data-style-name="N2" text:time-value="08:10:13.5331840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5-02-04T08:11:55.870479825</dc:date>
    <meta:editing-duration>P200DT7H56M30S</meta:editing-duration>
    <meta:editing-cycles>763</meta:editing-cycles>
    <meta:generator>LibreOffice/24.2.7.2$Linux_X86_64 LibreOffice_project/420$Build-2</meta:generator>
    <meta:document-statistic meta:table-count="85" meta:cell-count="1315" meta:object-count="1"/>
    <meta:user-defined meta:name=""/>
  </office:meta>
</office:document-meta>
</file>